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UnitTestRunner.setSystemError( String er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UnitTestRunner.createAndStoreFormatter( String lin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JUnitTestRunner.JUnitTestRunner( JUnitTest test , boolean haltOnError , boolean filtertrace , boolean haltOnFailure , boolean showOutput , boolean logTestListenerEvents , ClassLoader 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UnitTestRunner.handleErrorOutput( String outp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UnitTestRunner.startTest( Test t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UnitTestRunner.sendOutAndErr( String out , String er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UnitTestRunner.launch( JUnitTest t , boolean haltError , boolean stackfilter , boolean haltFail , boolean showOut , boolean outputToFormat , boolean logTestListenerEv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UnitTestRunner.fireEndTestSui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UnitTestRunner.handleInput( byte [ ] buffer , int offse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UnitTestRunner.JUnitTestRunner( JUnitTest test , boolean haltOnError , boolean filtertrace , boolean haltOnFailu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UnitTestRunner.filterLine( String lin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UnitTestRunner.addError( Test test , Throwable 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UnitTestRunner.setOutput( 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UnitTestRunner.setPermissions( Permissions permiss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UnitTestRunner.run(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18">
            <text:p text:style-name="Table_20_Contents">18</text:p>
          </table:table-cell>
          <table:table-cell office:value-type="float" office:value="108">
            <text:p text:style-name="Table_20_Contents">108</text:p>
          </table:table-cell>
        </table:table-row>
        <table:table-row>
          <table:table-cell office:value-type="string">
            <text:p text:style-name="Table_20_Contents">JUnitTestRunner.findJUnit4FailureErrorCount( TestResult re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JUnitTestRunner.setSystemOutput( String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UnitTestRunner.setupIOStreams( ByteArrayOutputStream o , ByteArrayOutputStream 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JUnitTestRunner.transferFormatters( JUnitTestRunner runner , JUnitTest tes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JUnitTestRunner.registerTestCase( String testCas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JUnitTestRunner.logTestListenerEvent( String msg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JUnitTestRunner.startTest( Test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UnitTestRunner.getFilteredTrace( Throwable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UnitTestRunner.addFormatter( JUnitTaskMirror . JUnitResultFormatterMirror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UnitTestRunner.write( in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UnitTestRunner.getRet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UnitTestRunner.endTestSuite( JUnitTest sui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UnitTestRunner.JUnitTestRunner( JUnitTest test , boolean haltOnError , boolean filtertrace , boolean haltOnFailure , boolean showOutput , boolean logTestListenerEv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UnitTestRunner.addFormatter( JUnitResultFormatter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UnitTestRunner.handleOutput( String outpu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UnitTestRunner.JUnitTestRunner( JUnitTest test , boolean haltOnError , boolean filtertrace , boolean haltOnFailure , boolean showOut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UnitTestRunner.startTestSuite( JUnitTest sui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UnitTestRunner.endTest( Test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UnitTestRunner.endTest( Test t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UnitTestRunner.addError( Test arg0 , Throwable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UnitTestRunner.createEmpty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UnitTestRunner.addFailure( Test test , Throwable 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UnitTestRunner.createTeePrint( PrintStream ps1 , PrintStream ps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UnitTestRunner.handleErrorFlush( String outp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UnitTestRunner.filterStack( String stack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JUnitTestRunner.isAssertionError( Class clazz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UnitTestRunner.fireStartTestSui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UnitTestRunner.JUnitTestRunner( JUnitTest test , boolean haltOnError , boolean filtertrace , boolean haltOnFailure , boolean showOutput , ClassLoader 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UnitTestRunner.main( String [ ] args )</text:p>
          </table:table-cell>
          <table:table-cell office:value-type="float" office:value="25">
            <text:p text:style-name="Table_20_Contents">25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02">
            <text:p text:style-name="Table_20_Contents">102</text:p>
          </table:table-cell>
        </table:table-row>
        <table:table-row>
          <table:table-cell office:value-type="string">
            <text:p text:style-name="Table_20_Contents">JUnitTestRunner.registerNonCrash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JUnitTestRunner.handleFlush( String outp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UnitTestRunner.addFailure( Test test , AssertionFailedError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UnitTestRunner.wrapListener( final TestListener testListener )</text:p>
          </table:table-cell>
          <table:table-cell office:value-type="float" office:value="8">
            <text:p text:style-name="Table_20_Contents">8</text:p>
          </table:table-cell>
          <table:table-cell office:value-type="float" office:value="0">
            <text:p text:style-name="Table_20_Contents">0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JUnitTestRunner.startTest( Test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UnitTestRunner.JUnitTestRunner( JUnitTest test , boolean haltOnError , boolean filtertrace , boolean haltOnFailure , ClassLoader 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UnitTestRunner.addFailure( Test arg0 , AssertionFailedError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